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T16" style:parent-style-name="DefaultParagraphFont" style:family="text">
      <style:text-properties fo:font-weight="bold" style:font-weight-asian="bold"/>
    </style:style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T19" style:parent-style-name="DefaultParagraphFont" style:family="text">
      <style:text-properties fo:font-weight="bold" style:font-weight-asian="bold"/>
    </style:style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ListParagraph" style:list-style-name="LFO1" style:family="paragraph"/>
    <style:style style:name="P29" style:parent-style-name="ListParagraph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Center</text:p>
          <text:list text:continue-numbering="true">
            <text:list-item>
              <text:p text:style-name="P2">Labor</text:p>
              <text:list text:continue-numbering="true">
                <text:list-item>
                  <text:p text:style-name="P3">Gatherers</text:p>
                </text:list-item>
                <text:list-item>
                  <text:p text:style-name="P4">Builders</text:p>
                </text:list-item>
                <text:list-item>
                  <text:p text:style-name="P5">Craftsman<text:s/>(Apprentice,<text:s/>Skilled,<text:s/>Master)</text:p>
                  <text:list text:continue-numbering="true">
                    <text:list-item>
                      <text:p text:style-name="P6">Blacksmith</text:p>
                      <text:list text:continue-numbering="true">
                        <text:list-item>
                          <text:p text:style-name="P7">Armorer</text:p>
                        </text:list-item>
                        <text:list-item>
                          <text:p text:style-name="P8">weapon smith</text:p>
                        </text:list-item>
                      </text:list>
                    </text:list-item>
                    <text:list-item>
                      <text:p text:style-name="P9">Carpenter</text:p>
                      <text:list text:continue-numbering="true">
                        <text:list-item>
                          <text:p text:style-name="P10">bowyer</text:p>
                        </text:list-item>
                      </text:list>
                    </text:list-item>
                    <text:list-item>
                      <text:p text:style-name="P11">leatherworker</text:p>
                    </text:list-item>
                  </text:list>
                </text:list-item>
                <text:list-item>
                  <text:p text:style-name="P12">Soldiers/guards</text:p>
                </text:list-item>
                <text:list-item>
                  <text:p text:style-name="P13">Rulers</text:p>
                </text:list-item>
              </text:list>
            </text:list-item>
          </text:list>
        </text:list-item>
      </text:list>
      <text:p text:style-name="Normal"/>
      <text:list text:style-name="LFO1" text:continue-numbering="true">
        <text:list-item>
          <text:list>
            <text:list-item>
              <text:p text:style-name="P14">Resources</text:p>
              <text:list text:continue-numbering="true">
                <text:list-item>
                  <text:p text:style-name="P15">Homes:<text:s/>consume<text:s/><text:span text:style-name="T16">None</text:span><text:s/>|<text:s/>Generates<text:s/>labor</text:p>
                </text:list-item>
                <text:list-item>
                  <text:p text:style-name="P17">Farms:<text:s/><text:tab/>consume labor |<text:s/>Generates food</text:p>
                </text:list-item>
                <text:list-item>
                  <text:p text:style-name="P18">Stream/river/lake/pond:<text:s/>consume<text:s/><text:span text:style-name="T19">None</text:span><text:s/>|<text:s/>Generates water</text:p>
                </text:list-item>
                <text:list-item>
                  <text:p text:style-name="P20">Lumber Mill/forest:<text:s/>consume labor |<text:s/>Generates wood</text:p>
                </text:list-item>
                <text:list-item>
                  <text:p text:style-name="P21">Mine<text:s/>/ refinery:<text:s/>consume labor |<text:s/>Generates metal Ore<text:s/>&amp;<text:s/>Chance gems/minerals</text:p>
                </text:list-item>
                <text:list-item>
                  <text:p text:style-name="P22">Quarry:<text:s/>consume labor |<text:s/>Generates<text:s/>Stone</text:p>
                </text:list-item>
                <text:list-item>
                  <text:p text:style-name="P23">Tannery: consume labor,animal | Generates Leather</text:p>
                </text:list-item>
              </text:list>
            </text:list-item>
          </text:list>
        </text:list-item>
      </text:list>
      <text:p text:style-name="Normal"/>
      <text:list text:style-name="LFO1" text:continue-numbering="true">
        <text:list-item>
          <text:list>
            <text:list-item>
              <text:p text:style-name="P24">Infrastructure</text:p>
              <text:list text:continue-numbering="true">
                <text:list-item>
                  <text:p text:style-name="P25">Town<text:s/>hall:<text:s/>Converts<text:s/>labor<text:s/>to<text:s/>rulers</text:p>
                </text:list-item>
                <text:list-item>
                  <text:p text:style-name="P26">Barracks:<text:s/>converts<text:s/>labor<text:s/>to soldiers/guards</text:p>
                </text:list-item>
                <text:list-item>
                  <text:p text:style-name="P27">Defenses</text:p>
                  <text:list text:continue-numbering="true">
                    <text:list-item>
                      <text:p text:style-name="P28">Walls</text:p>
                    </text:list-item>
                    <text:list-item>
                      <text:p text:style-name="P29">tower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pdegraff, Shawn</meta:initial-creator>
    <dc:creator>Updegraff, Shawn</dc:creator>
    <meta:creation-date>2013-06-18T16:28:00Z</meta:creation-date>
    <dc:date>2013-06-18T17:55:00Z</dc:date>
    <meta:template xlink:href="Normal.dotm" xlink:type="simple"/>
    <meta:editing-cycles>26</meta:editing-cycles>
    <meta:editing-duration>PT5220S</meta:editing-duration>
    <meta:document-statistic meta:page-count="1" meta:paragraph-count="1" meta:word-count="94" meta:character-count="635" meta:row-count="4" meta:non-whitespace-character-count="542"/>
  </office:meta>
</office:document-meta>
</file>